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3.5cm"/>
    </style:style>
    <style:style style:name="gr2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5.1cm" fo:min-width="3.5cm" fo:padding-top="0.1cm" fo:padding-bottom="0.1cm"/>
    </style:style>
    <style:style style:name="gr3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2.1cm" fo:min-width="3.5cm" fo:padding-top="0.1cm" fo:padding-bottom="0.1cm"/>
    </style:style>
    <style:style style:name="gr4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8.4cm" fo:min-width="3.5cm" fo:padding-top="0.1cm" fo:padding-bottom="0.1cm"/>
    </style:style>
    <style:style style:name="gr5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1.3cm" fo:min-width="3.5cm" fo:padding-top="0.1cm" fo:padding-bottom="0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2.1cm" fo:min-width="3.5cm" fo:padding-top="0.1cm" fo:padding-bottom="0.1cm"/>
    </style:style>
    <style:style style:name="gr8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2.1cm" fo:min-width="3.5cm" fo:padding-top="0.1cm" fo:padding-bottom="0.1cm"/>
    </style:style>
    <style:style style:name="gr9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0.45cm" fo:min-width="3.5cm"/>
    </style:style>
    <style:style style:name="gr10" style:family="graphic" style:parent-style-name="standard" style:list-style-name="L1">
      <style:graphic-properties svg:stroke-color="#000000" draw:fill="solid" draw:fill-color="#ffcccc" draw:textarea-horizontal-align="left" draw:textarea-vertical-align="top" draw:auto-grow-height="false" fo:min-height="2.1cm" fo:min-width="3.5cm" fo:padding-top="0.1cm" fo:padding-bottom="0.1cm"/>
    </style:style>
    <style:style style:name="gr11" style:family="graphic" style:parent-style-name="standard" style:list-style-name="L1">
      <style:graphic-properties svg:stroke-color="#000000" draw:fill="solid" draw:fill-color="#ffcccc" draw:textarea-horizontal-align="left" draw:textarea-vertical-align="top" draw:auto-grow-height="false" fo:min-height="2.1cm" fo:min-width="3.5cm" fo:padding-top="0.1cm" fo:padding-bottom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10.3cm"/>
    </style:style>
    <style:style style:name="gr14" style:family="graphic" style:parent-style-name="standard" style:list-style-name="L1">
      <style:graphic-properties svg:stroke-color="#000000" draw:fill="none" draw:textarea-horizontal-align="left" draw:textarea-vertical-align="top" draw:auto-grow-height="false" fo:min-height="1.204cm" fo:min-width="10.3cm" fo:padding-top="0.1cm" fo:padding-bottom="0.1cm"/>
    </style:style>
    <style:style style:name="gr15" style:family="graphic" style:parent-style-name="standard" style:list-style-name="L2">
      <style:graphic-properties svg:stroke-color="#000000" draw:fill="none" draw:textarea-horizontal-align="left" draw:textarea-vertical-align="top" draw:auto-grow-height="false" fo:min-height="4.64cm" fo:min-width="10.3cm" fo:padding-top="0.1cm" fo:padding-bottom="0.1cm"/>
    </style:style>
    <style:style style:name="gr16" style:family="graphic" style:parent-style-name="standard" style:list-style-name="L2">
      <style:graphic-properties svg:stroke-color="#000000" draw:fill="none" draw:textarea-horizontal-align="left" draw:textarea-vertical-align="top" draw:auto-grow-height="false" fo:min-height="0.3cm" fo:min-width="3.9cm" fo:padding-top="0.1cm" fo:padding-bottom="0.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margin-top="0.1cm" fo:margin-bottom="0.1cm" fo:line-height="100%" fo:text-align="start" fo:text-indent="0cm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0.7cm" svg:x="2cm" svg:y="3.7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5.3cm" svg:x="2cm" svg:y="4.4cm">
          <text:p text:style-name="P3"><text:span text:style-name="T2">id</text:span></text:p>
          <text:p text:style-name="P3"><text:span text:style-name="T3">code</text:span></text:p>
          <text:p text:style-name="P3"><text:span text:style-name="T3">Type</text:span></text:p>
          <text:p text:style-name="P3"><text:span text:style-name="T3">state</text:span></text:p>
          <text:p text:style-name="P3"><text:span text:style-name="T2">firstname</text:span></text:p>
          <text:p text:style-name="P3"><text:span text:style-name="T2">name</text:span></text:p>
          <text:p text:style-name="P3"><text:span text:style-name="T3">gender</text:span></text:p>
          <text:p text:style-name="P3"><text:span text:style-name="T2">birthdate</text:span></text:p>
          <text:p text:style-name="P3"><text:span text:style-name="T4">picture</text:span></text:p>
          <text:p text:style-name="P3"><text:span text:style-name="T2">listDescrip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.3cm" svg:x="2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7cm" svg:x="14cm" svg:y="3.7cm">
          <text:p text:style-name="P1"><text:span text:style-name="T1">Partn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8.6cm" svg:x="14cm" svg:y="4.4cm">
          <text:p text:style-name="P3"><text:span text:style-name="T2">Id</text:span></text:p>
          <text:p text:style-name="P3"><text:span text:style-name="T2">code</text:span></text:p>
          <text:p text:style-name="P3"><text:span text:style-name="T2">is_compagny</text:span></text:p>
          <text:p text:style-name="P3"><text:span text:style-name="T2">email</text:span></text:p>
          <text:p text:style-name="P3"><text:span text:style-name="T2">phone</text:span></text:p>
          <text:p text:style-name="P3"><text:span text:style-name="T2">city</text:span></text:p>
          <text:p text:style-name="P3"><text:span text:style-name="T2">zip</text:span></text:p>
          <text:p text:style-name="P3"><text:span text:style-name="T2">street1</text:span></text:p>
          <text:p text:style-name="P3"><text:span text:style-name="T2">street2</text:span></text:p>
          <text:p text:style-name="P3"><text:span text:style-name="T2">street3</text:span></text:p>
          <text:p text:style-name="P3"><text:span text:style-name="T2">firstname</text:span></text:p>
          <text:p text:style-name="P3"><text:span text:style-name="T2">lastname</text:span></text:p>
          <text:p text:style-name="P3"><text:span text:style-name="T2">name</text:span></text:p>
          <text:p text:style-name="P3"><text:span text:style-name="T2">langage</text:span></text:p>
          <text:p text:style-name="P3"><text:span text:style-name="T2">Genre</text:span></text:p>
          <text:p text:style-name="P3"><text:span text:style-name="T4">userId</text:span></text:p>
          <text:p text:style-name="P3"><text:span text:style-name="T4">User</text:span></text:p>
          <text:p text:style-name="P3"><text:span text:style-name="T4">password</text:span></text:p>
          <text:p text:style-name="P3"><text:span text:style-name="T2">listChilds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.5cm" svg:x="14cm" svg:y="13cm"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cm" svg:x2="13.9cm" svg:y2="6cm">
          <text:p/>
        </draw:line>
        <draw:custom-shape draw:style-name="gr1" draw:text-style-name="P2" draw:layer="layout" svg:width="4cm" svg:height="0.7cm" svg:x="8cm" svg:y="14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2.3cm" svg:x="8cm" svg:y="14.7cm">
          <text:p text:style-name="P3"><text:span text:style-name="T2">language</text:span></text:p>
          <text:p text:style-name="P3"><text:span text:style-name="T2">des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cm" svg:height="2.3cm" svg:x="8cm" svg:y="1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cm" svg:y1="15.5cm" svg:x2="6.1cm" svg:y2="11.4cm">
          <text:p/>
        </draw:line>
        <draw:custom-shape draw:style-name="gr9" draw:text-style-name="P2" draw:layer="layout" svg:width="4cm" svg:height="0.7cm" svg:x="8cm" svg:y="7.7cm">
          <text:p text:style-name="P1"><text:span text:style-name="T1">Letter (not implemented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2.3cm" svg:x="8cm" svg:y="8.4cm">
          <text:p text:style-name="P3"><text:span text:style-name="T2">id</text:span></text:p>
          <text:p text:style-name="P3"><text:span text:style-name="T2">Message</text:span></text:p>
          <text:p text:style-name="P3"><text:span text:style-name="T2">Recept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cm" svg:height="2.3cm" svg:x="8cm" svg:y="10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cm" svg:y1="10cm" svg:x2="6.1cm" svg:y2="10cm">
          <text:p/>
        </draw:line>
        <draw:frame draw:style-name="gr12" draw:layer="layout" svg:width="8.884cm" svg:height="0.962cm" svg:x="6.016cm" svg:y="1.438cm">
          <draw:text-box>
            <text:p>Diagramme de classes métier</text:p>
          </draw:text-box>
        </draw:frame>
        <draw:custom-shape draw:style-name="gr13" draw:text-style-name="P2" draw:layer="layout" svg:width="10.8cm" svg:height="0.756cm" svg:x="6.4cm" svg:y="21.6cm">
          <text:p text:style-name="P1"><text:span text:style-name="T1">A réorgani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0.8cm" svg:height="1.404cm" svg:x="6.4cm" svg:y="22.356cm"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0.8cm" svg:height="4.84cm" svg:x="6.4cm" svg:y="23.76cm">
          <text:p text:style-name="P3"><text:span text:style-name="T3">public login (string user, string password) ; partner</text:span></text:p>
          <text:p text:style-name="P3"><text:span text:style-name="T4">public CreateAccount(string partnerCode) ; partner</text:span></text:p>
          <text:p text:style-name="P3"><text:span text:style-name="T4">public ModifyAccount(&amp;partner) ;</text:span></text:p>
          <text:p text:style-name="P3"><text:span text:style-name="T3">public ExecuteAndGetOdooMethod($odooModel, $odooMethod, $arrayParameters)</text:span></text:p>
          <text:p text:style-name="P3"><text:span text:style-name="T3">private createObject ($objectInformationsArray, $ObjectTypeEnum) : object</text:span></text:p>
          <text:p text:style-name="P3"><text:span text:style-name="T3">private createObjects ($objectInformationsArray, $ObjectTypeEnum) : listObjects</text:span></text:p>
          <text:p text:style-name="P3"><text:span text:style-name="T4">public GetPartnerFromPartnerCode(string codePartner) : partner</text:span></text:p>
          <text:p text:style-name="P3"><text:span text:style-name="T3">public AttachPartnerChildsToPartner</text:span><text:span text:style-name="T2"> (&amp;partner) : void</text:span></text:p>
          <text:p text:style-name="P3"><text:span text:style-name="T4">public GetChildsFromAge(int limitInf, int limitSup) ; ListChild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4cm" svg:height="0.5cm" svg:x="1cm" svg:y="24.4cm">
          <text:p text:style-name="P3"><text:span text:style-name="T3">Evoi d'un E-Mail de confirmation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4cm" svg:y1="24.7cm" svg:x2="6.6cm" svg:y2="24.4cm">
          <text:p/>
        </draw:line>
        <draw:frame draw:style-name="gr18" draw:layer="layout" svg:width="0.748cm" svg:height="0.962cm" svg:x="6.052cm" svg:y="9cm">
          <draw:text-box>
            <text:p>1</text:p>
          </draw:text-box>
        </draw:frame>
        <draw:frame draw:style-name="gr18" draw:layer="layout" svg:width="0.748cm" svg:height="0.962cm" svg:x="6cm" svg:y="10.5cm">
          <draw:text-box>
            <text:p>1</text:p>
          </draw:text-box>
        </draw:frame>
        <draw:frame draw:style-name="gr18" draw:layer="layout" svg:width="0.748cm" svg:height="0.962cm" svg:x="12.9cm" svg:y="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08:34:15.361000000</meta:creation-date>
    <dc:date>2015-04-24T17:06:25.939000000</dc:date>
    <meta:editing-duration>PT12H1S</meta:editing-duration>
    <meta:editing-cycles>15</meta:editing-cycles>
    <meta:generator>LibreOffice/4.3.2.2$Windows_x86 LibreOffice_project/edfb5295ba211bd31ad47d0bad0118690f76407d</meta:generator>
    <meta:document-statistic meta:object-count="24"/>
  </office:meta>
</office:document-meta>
</file>